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F5252D79FD6167B.png" manifest:media-type="image/png"/>
  <manifest:file-entry manifest:full-path="Pictures/10000201000007800000043874ABDA9C37EDD0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b3e" officeooo:paragraph-rsid="00072b3e"/>
    </style:style>
    <style:style style:name="P2" style:family="paragraph" style:parent-style-name="Standard">
      <style:text-properties officeooo:rsid="0007c441" officeooo:paragraph-rsid="0007c4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013cm, 5.239cm, 1.834cm, 15.99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98cm, 6.188cm, 2.224cm, 17.33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D with initial requirements:</text:p>
      <text:p text:style-name="P1"/>
      <text:p text:style-name="P1"/>
      <text:p text:style-name="P1"/>
      <text:p text:style-name="P1"/>
      <text:p text:style-name="P1"><draw:frame draw:style-name="fr2" draw:name="Image1" text:anchor-type="char" svg:x="-0.522cm" svg:y="0.289cm" svg:width="18.628cm" svg:height="13.227cm" draw:z-index="0"><draw:image xlink:href="Pictures/10000201000007800000043874ABDA9C37EDD0BA.png" xlink:type="simple" xlink:show="embed" xlink:actuate="onLoad" loext:mime-type="image/png"/></draw:frame></text:p>
      <text:p text:style-name="P1"/>
      <text:p text:style-name="P1"/>
      <text:p text:style-name="P1"/>
      <text:p text:style-name="P2"><draw:frame draw:style-name="fr1" draw:name="Image2" text:anchor-type="char" svg:x="-1.124cm" svg:y="3.907cm" svg:width="19.103cm" svg:height="11.451cm" draw:z-index="1"><draw:image xlink:href="Pictures/1000020100000780000004384F5252D79FD6167B.png" xlink:type="simple" xlink:show="embed" xlink:actuate="onLoad" loext:mime-type="image/png"/></draw:frame><text:soft-page-break/>Revised ERD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3:38:46.586504742</meta:creation-date>
    <dc:date>2022-02-18T00:11:09.202020891</dc:date>
    <meta:editing-duration>PT1M42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2" meta:paragraph-count="2" meta:word-count="6" meta:character-count="42" meta:non-whitespace-character-count="38"/>
  </office:meta>
</office:document-meta>
</file>